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7.4807in" svg:height="3.9366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scientific-number number:decimal-places="2" number:min-decimal-places="2" number:min-integer-digits="1" number:min-exponent-digits="1" number:exponent-interval="1" number:forced-exponent-sign="true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2T00:17:59.365968095</meta:creation-date>
    <dc:date>2021-02-12T01:35:30.330513244</dc:date>
    <meta:editing-duration>PT38S</meta:editing-duration>
    <meta:editing-cycles>2</meta:editing-cycles>
    <meta:generator>LibreOfficeDev/7.2.0.0.alpha0$Linux_X86_64 LibreOffice_project/dc1b416c684c4e2525978e48252d55d78adcfca8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21">
      <number:scientific-number number:decimal-places="2" number:min-decimal-places="2" number:min-integer-digits="1" number:min-exponent-digits="1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false" chart:minimum="0.00000000006" chart:maximum="0.00000000013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chart-properties chart:regression-type="linear"/>
      <style:graphic-properties svg:stroke-width="0.01cm" svg:stroke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cm" svg:height="9.999cm" xlink:href="." xlink:type="simple" chart:class="chart:scatter" chart:style-name="ch1">
        <chart:title svg:x="6.718cm" svg:y="0.335cm" chart:style-name="ch2">
          <text:p>Graf závislosti λmin na 1/U</text:p>
        </chart:title>
        <chart:plot-area chart:style-name="ch3" chart:data-source-has-labels="both" svg:x="1.391cm" svg:y="1.313cm" svg:width="17.229cm" svg:height="7.506cm">
          <chart:coordinate-region svg:x="3.018cm" svg:y="1.513cm" svg:width="15.005cm" svg:height="6.66cm"/>
          <chart:axis chart:dimension="x" chart:name="primary-x" chart:style-name="ch4" chartooo:axis-type="auto">
            <chart:title svg:x="9.696cm" svg:y="9.018cm" chart:style-name="ch5">
              <text:p>1/U</text:p>
            </chart:title>
            <chart:categories table:cell-range-address="local-table.$A$2:.$A$8"/>
            <chart:grid chart:style-name="ch6" chart:class="major"/>
          </chart:axis>
          <chart:axis chart:dimension="y" chart:name="primary-y" chart:style-name="ch7">
            <chart:title svg:x="0.451cm" svg:y="5.719cm" chart:style-name="ch8">
              <text:p>λmin [m]</text:p>
            </chart:title>
            <chart:grid chart:style-name="ch6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regression-curve chart:style-name="ch10">
              <chart:equation chart:display-equation="true" chart:display-r-square="false" svg:x="0cm" svg:y="9.351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λmin [m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0.00000000011987959458">
                <text:p>0.000000000119879594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909090909090909">
                <text:p>0.0000909090909090909</text:p>
              </table:table-cell>
              <table:table-cell office:value-type="float" office:value="0.00000000011080621704">
                <text:p>0.00000000011080621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833333333333333">
                <text:p>0.0000833333333333333</text:p>
              </table:table-cell>
              <table:table-cell office:value-type="float" office:value="0.00000000009861356912">
                <text:p>0.00000000009861356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76923">
                <text:p>0.000076923</text:p>
              </table:table-cell>
              <table:table-cell office:value-type="float" office:value="0.00000000009111382559">
                <text:p>0.00000000009111382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71428">
                <text:p>0.000071428</text:p>
              </table:table-cell>
              <table:table-cell office:value-type="float" office:value="0.00000000008392361295">
                <text:p>0.00000000008392361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66666">
                <text:p>0.000066666</text:p>
              </table:table-cell>
              <table:table-cell office:value-type="float" office:value="0.00000000007877034999">
                <text:p>0.00000000007877034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625">
                <text:p>0.0000625</text:p>
              </table:table-cell>
              <table:table-cell office:value-type="float" office:value="0.00000000007325868125">
                <text:p>0.0000000000732586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Dev/7.2.0.0.alpha0$Linux_X86_64 LibreOffice_project/dc1b416c684c4e2525978e48252d55d78adcfca8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